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🧩 Note d’introduction — Rôle de Codex dans la stabilisation du projet</text:h>
      <text:p text:style-name="Text_20_body">Ce document retrace la requête adressée à <text:span text:style-name="Strong_20_Emphasis">Codex</text:span>, l’agent spécialisé dans la coordination de code et la refactorisation structurelle des projets.<text:line-break/>Il intervient ici pour analyser le dépôt complet de <text:span text:style-name="Emphasis">Super Language Quest Of Fury</text:span> et assurer la stabilisation du <text:span text:style-name="Strong_20_Emphasis">cycle d’initialisation du jeu</text:span> (chargement des entrées, du DevTools, du TankController et des scènes principales).</text:p>
      <text:p text:style-name="Text_20_body">L’objectif de cette intervention est de <text:span text:style-name="Strong_20_Emphasis">résoudre les problèmes persistants liés à la séquence d’amorçage du jeu et au verrouillage des entrées</text:span>.<text:line-break/>En particulier :</text:p>
      <text:list xml:id="list3379458288" text:style-name="L1">
        <text:list-item>
          <text:p text:style-name="P1">la touche <text:span text:style-name="Strong_20_Emphasis">F1</text:span> (action <text:span text:style-name="Source_20_Text">ui_devtools_menu</text:span>) doit ouvrir et fermer correctement le menu de développement (<text:span text:style-name="Source_20_Text">DevTools</text:span>) ;</text:p>
        </text:list-item>
        <text:list-item>
          <text:p text:style-name="P1">le <text:span text:style-name="Strong_20_Emphasis">TankController2D</text:span> doit retrouver la gestion complète des commandes de conduite (embrayage, vitesses, freinage, direction, etc.) ;</text:p>
        </text:list-item>
        <text:list-item>
          <text:p text:style-name="P1">les systèmes essentiels (<text:span text:style-name="Source_20_Text">InputBootstrap</text:span>, <text:span text:style-name="Source_20_Text">DevTools</text:span>, <text:span text:style-name="Source_20_Text">StageManager</text:span>, etc.) doivent être initialisés dans un ordre stable, sans conditions de course ni conflits de signaux.</text:p>
        </text:list-item>
      </text:list>
      <text:p text:style-name="Text_20_body">Cette intervention ne vise pas à modifier le contenu narratif, artistique ou ergonomique du jeu, mais uniquement à <text:span text:style-name="Strong_20_Emphasis">garantir la cohérence et la robustesse technique</text:span> du socle du projet.<text:line-break/>Les travaux de Codex s’appuient sur la branche <text:span text:style-name="Strong_20_Emphasis"><text:span text:style-name="Source_20_Text">Refacto-</text:span></text:span>, qui représente l’état de développement le plus à jour, tandis que la branche <text:span text:style-name="Source_20_Text">main</text:span> reste conservée comme référence historique.</text:p>
      <text:p text:style-name="Text_20_body">La section suivante contient la <text:span text:style-name="Strong_20_Emphasis">requête technique intégrale</text:span> adressée à Codex, en anglais (version de travail), suivie de sa <text:span text:style-name="Strong_20_Emphasis">traduction française</text:span> à l’usage des contributeurs et des nouveaux membres d’équip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5T15:43:41.932000000</meta:creation-date>
    <dc:date>2025-11-05T15:45:30.944000000</dc:date>
    <meta:editing-duration>PT1M50S</meta:editing-duration>
    <meta:editing-cycles>1</meta:editing-cycles>
    <meta:document-statistic meta:table-count="0" meta:image-count="0" meta:object-count="0" meta:page-count="1" meta:paragraph-count="8" meta:word-count="236" meta:character-count="1583" meta:non-whitespace-character-count="1357"/>
    <meta:generator>LibreOffice/7.1.2.2$Windows_x86 LibreOffice_project/8a45595d069ef5570103caea1b71cc9d82b2aae4</meta:generator>
  </office:meta>
</office:document-meta>
</file>